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000000" style:font-name="Times New Roman" fo:font-size="12pt" style:font-size-asian="12pt" style:font-size-complex="12pt"/>
    </style:style>
    <style:style style:name="P3" style:family="paragraph" style:parent-style-name="Standard">
      <style:text-properties fo:font-weight="bold" style:font-weight-asian="bold" style:font-weight-complex="bold"/>
    </style:style>
    <style:style style:name="P4" style:family="paragraph" style:parent-style-name="Standard" style:list-style-name="">
      <style:paragraph-properties fo:margin-left="0.25in" fo:margin-right="0in" fo:text-indent="-0.25in" style:auto-text-indent="false" style:text-autospace="none">
        <style:tab-stops/>
      </style:paragraph-properties>
      <style:text-properties fo:color="#000000" style:font-name="Times New Roman" fo:font-size="12pt" style:font-size-asian="12pt" style:font-size-complex="12pt"/>
    </style:style>
    <style:style style:name="P5" style:family="paragraph" style:parent-style-name="Title" style:master-page-name="Standard">
      <style:paragraph-properties style:page-number="auto"/>
      <style:text-properties fo:font-weight="bold" style:font-weight-asian="bold" style:font-weight-complex="bold"/>
    </style:style>
    <style:style style:name="T1" style:family="text">
      <style:text-properties fo:font-style="normal" style:font-name-asian="Georgia" style:font-style-asian="normal" style:font-name-complex="Georgia" style:font-style-complex="normal"/>
    </style:style>
    <style:style style:name="T2" style:family="text">
      <style:text-properties fo:font-weight="bold" style:font-weight-asian="bold" style:font-weight-complex="bold"/>
    </style:style>
    <style:style style:name="T3" style:family="text">
      <style:text-properties fo:color="#000000" style:font-name="Times New Roman" fo:font-size="12pt" style:font-name-asian="Georgia" style:font-size-asian="12pt" style:font-name-complex="Georgia" style:font-size-complex="12pt"/>
    </style:style>
    <style:style style:name="T4"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style:style style:name="T5" style:family="text">
      <style:text-properties fo:color="#000000" style:font-name="Times New Roman" fo:font-size="12pt" fo:font-weight="bold" style:font-name-asian="Georgia" style:font-size-asian="12pt" style:font-weight-asian="bold" style:font-name-complex="Georgia" style:font-size-complex="12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Rain (reign) of The Bread</text:p>
      <text:p text:style-name="P1"/>
      <text:p text:style-name="Standard"><text:span text:style-name="T2">Read:</text:span> Exodus 16:4 &amp; 12-18; John 6:48-51 &amp; 58</text:p>
      <text:p text:style-name="Standard"><text:s/></text:p>
      <text:p text:style-name="Standard"><text:span text:style-name="T2">Text #1:</text:span> <text:span text:style-name="T3">Exodus 16:4a <text:s/>“Then said the LORD unto Moses, Behold, I will rain bread from heaven...”</text:span></text:p>
      <text:p text:style-name="Standard"><text:span text:style-name="T5">Text #2: </text:span><text:span text:style-name="T4">John 6:51a <text:s/>“I am the living bread which came down from heaven...”</text:span></text:p>
      <text:p text:style-name="Standard"><text:span text:style-name="T4"/></text:p>
      <text:p text:style-name="P3"><text:span text:style-name="T3">Introduction:</text:span><text:span text:style-name="T4"> sometimes when a preacher tells you that something in the Bible stands for something else you are just expected to take the preachers word. Other times the Bible provides an answer to what a particular part of the Bible stands for. This is one of these cases. The manna in the Old Testament is a type of Christ in the New Testament. We know this because Jesus Himself said so. Since this is obvious let us try to see what we can learn from the Biblical record. </text:span></text:p>
      <text:p text:style-name="P3"><text:span text:style-name="T4"/></text:p>
      <text:p text:style-name="P3"><text:span text:style-name="T3">I. Came down from heaven:</text:span><text:span text:style-name="T4"> There is no natural explanation for this. The skeptical crowd has no argument from nature that they can use to delete the miraculous from this event. </text:span></text:p>
      <text:p text:style-name="P3"><text:span text:style-name="T4"/></text:p>
      <text:p text:style-name="P3"><text:span text:style-name="T3">II. Came daily, every morning:</text:span><text:span text:style-name="T4"> In the Lord's Prayer we read: “Give us this day our daily bread...” There are at least three reasons for daily bread. One is the desire for us to address the breads provider on a daily basis and the other is because God wants you and I to have fresh bread.</text:span></text:p>
      <text:p text:style-name="P3"><text:span text:style-name="T4">The third reason is tied in with the time of day. In the morning is be-cause we need to start our day with Him. It did not come on Sunday morning with enough to last all week long. Why is that?</text:span></text:p>
      <text:p text:style-name="P3"><text:span text:style-name="T4"/></text:p>
      <text:p text:style-name="P3"><text:span text:style-name="T3">III. Came Small:</text:span><text:span text:style-name="T4"> He joined the human race from a poor family; born in a stable and laid in a manger. No one watching on that day would have thought of Him as anything but another child born into poverty and headed for a life of struggle. His start was humble.</text:span></text:p>
      <text:p text:style-name="P3"><text:span text:style-name="T4"/></text:p>
      <text:p text:style-name="P3"><text:span text:style-name="T3">IV. Came Round:</text:span><text:span text:style-name="T4"> At the wedding ceremony many times the pastor will describe the wedding ring as round to symbolize a love that is without end. The bread of life comes with an endless supply. This circular shaped bread was able to provide all the daily nutritional requirements for the children of Israel. There was included a health benefit for none of them experienced one day of sickness from the time they ate their first bite until after they entered the promised land.</text:span></text:p>
      <text:p text:style-name="P3"><text:span text:style-name="T4"/></text:p>
      <text:p text:style-name="P3"><text:span text:style-name="T3">V. Came Sufficient for every need:</text:span><text:span text:style-name="T4"> They were supposed to gather the same amount for each person in their family but if the amount was off it still was just enough and no more than they needed. Day by day they would go out in the morning and gather what they needed. Every day it was just enough. There was no body going to be hungry and no left-overs for the next day. No refrigeration was needed and no food ever rotted. </text:span></text:p>
      <text:p text:style-name="P3"><text:span text:style-name="T4"><text:s text:c="2"/>If you have ever tried Jesus you will find that He is just enough for any and all that you will need. You cannot get too much of Him and He is always there when you call. </text:span></text:p>
      <text:p text:style-name="P3"><text:span text:style-name="T4"/></text:p>
      <text:p text:style-name="P3"><text:span text:style-name="T3">VI. Came without charge to all who would receive it:</text:span><text:span text:style-name="T4"> The manna was free for all who wanted it.</text:span></text:p>
      <text:p text:style-name="P3"><text:span text:style-name="T4"/></text:p>
      <text:p text:style-name="P3"><text:span text:style-name="T3">VII. It was only available for a short time:</text:span><text:span text:style-name="T4"> One would miss out if they waited too long.</text:span></text:p>
      <text:p text:style-name="P3"><text:span text:style-name="T4"/></text:p>
      <text:p text:style-name="P3"><text:span text:style-name="T3">What responsibility did the Children of Israel have in regards to the manna?</text:span><text:span text:style-name="T4"> </text:span></text:p>
      <text:p text:style-name="P3"><text:span text:style-name="T4"><text:s text:c="2"/>They had to get up in the morning and go out and collect enough for the day. <text:s/>If they had not got up and gone out and collected what they needed they would have been hungry and possibly starved.</text:span></text:p>
      <text:p text:style-name="P3"><text:span text:style-name="T3">What responsibility do you and I have in regards to God's daily provision?</text:span><text:span text:style-name="T4"> </text:span></text:p>
      <text:p text:style-name="P3"><text:span text:style-name="T4"><text:s text:c="2"/>We need to get up and take responsibility to fill our day with God's provision for us. Our healing and our health is dependent on our participation in the practice of collecting what God has provided.</text:span></text:p>
      <text:p text:style-name="P4"><text:span text:style-name="T1"/></text:p>
      <text:p text:style-name="P2"><text:span text:style-name="T2">Conclude:</text:span> Since Jesus is the Bread of Heaven we can learn how to relate to Him from how the Children of Israel were instructed to handle the first bread from heaven.</text:p>
      <text:p text:style-name="P2"><text:s text:c="2"/>Prayer and the Word of God are how we collect our daily provision from God? </text:p>
      <text:p text:style-name="P2"/>
      <text:p text:style-name="P2">Closing Song: “Come and Dine” page 593 Blue 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Tice</meta:initial-creator>
    <meta:creation-date>2006-07-29T20:37:00</meta:creation-date>
    <dc:creator>Joel  Tice</dc:creator>
    <dc:date>2016-06-11T17:57:34.94</dc:date>
    <meta:editing-cycles>114</meta:editing-cycles>
    <meta:editing-duration>PT20H30M48S</meta:editing-duration>
    <meta:generator>OpenOffice/4.1.2$Win32 OpenOffice.org_project/412m3$Build-9782</meta:generator>
    <meta:document-statistic meta:table-count="0" meta:image-count="0" meta:object-count="0" meta:page-count="1" meta:paragraph-count="22" meta:word-count="708" meta:character-count="3726"/>
  </office:meta>
</office:document-meta>
</file>